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15D000000948876DDE13E708F6B.png" manifest:media-type="image/png"/>
  <manifest:file-entry manifest:full-path="Pictures/100000010000021100000163992A440B9D4A0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Text_20_body">
      <style:text-properties officeooo:rsid="00204e02" officeooo:paragraph-rsid="00204e02"/>
    </style:style>
    <style:style style:name="P12" style:family="paragraph" style:parent-style-name="Text_20_body">
      <style:text-properties style:text-underline-style="solid" style:text-underline-width="auto" style:text-underline-color="font-color" officeooo:rsid="00204e02" officeooo:paragraph-rsid="00204e02"/>
    </style:style>
    <style:style style:name="P13" style:family="paragraph" style:parent-style-name="Text_20_body">
      <style:text-properties style:text-underline-style="none" officeooo:rsid="00204e02" officeooo:paragraph-rsid="00204e02"/>
    </style:style>
    <style:style style:name="P14" style:family="paragraph" style:parent-style-name="Text_20_body">
      <style:text-properties officeooo:rsid="00208149" officeooo:paragraph-rsid="00208149"/>
    </style:style>
    <style:style style:name="P15" style:family="paragraph" style:parent-style-name="Standard">
      <style:text-properties fo:language="zxx" fo:country="none" officeooo:rsid="00044906" officeooo:paragraph-rsid="0021c908" style:language-asian="zxx" style:country-asian="none" style:language-complex="zxx" style:country-complex="none"/>
    </style:style>
    <style:style style:name="P16"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7" style:family="paragraph" style:parent-style-name="Text_20_body">
      <style:text-properties fo:language="zxx" fo:country="none" officeooo:paragraph-rsid="0021c908" style:language-asian="zxx" style:country-asian="none" style:language-complex="zxx" style:country-complex="none"/>
    </style:style>
    <style:style style:name="P18"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19"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20"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21"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Heading_20_4" style:list-style-name=""/>
    <style:style style:name="P25" style:family="paragraph" style:parent-style-name="Heading_20_4">
      <style:text-properties officeooo:paragraph-rsid="001d353f"/>
    </style:style>
    <style:style style:name="P26" style:family="paragraph" style:parent-style-name="Heading_20_4">
      <style:text-properties officeooo:rsid="00208149" officeooo:paragraph-rsid="00208149"/>
    </style:style>
    <style:style style:name="P27" style:family="paragraph" style:parent-style-name="Heading_20_4">
      <style:text-properties fo:language="zxx" fo:country="none" officeooo:rsid="000628eb" officeooo:paragraph-rsid="0021c908" style:language-asian="zxx" style:country-asian="none" style:language-complex="zxx" style:country-complex="none"/>
    </style:style>
    <style:style style:name="P28" style:family="paragraph" style:parent-style-name="Heading_20_4">
      <style:text-properties officeooo:rsid="000d3332" officeooo:paragraph-rsid="0021c908"/>
    </style:style>
    <style:style style:name="P29" style:family="paragraph" style:parent-style-name="Heading_20_4">
      <style:text-properties officeooo:paragraph-rsid="00236278"/>
    </style:style>
    <style:style style:name="P30"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31"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32"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33"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34"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35"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36"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37"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38" style:family="paragraph" style:parent-style-name="Text_20_body" style:list-style-name=""/>
    <style:style style:name="P39" style:family="paragraph" style:parent-style-name="Text_20_body" style:list-style-name="L4">
      <style:text-properties style:text-underline-style="solid" style:text-underline-width="auto" style:text-underline-color="font-color" officeooo:rsid="00204e02" officeooo:paragraph-rsid="00204e02"/>
    </style:style>
    <style:style style:name="P40" style:family="paragraph" style:parent-style-name="Text_20_body" style:list-style-name="L5">
      <style:text-properties style:text-underline-style="solid" style:text-underline-width="auto" style:text-underline-color="font-color" officeooo:rsid="00204e02" officeooo:paragraph-rsid="00204e02"/>
    </style:style>
    <style:style style:name="P41" style:family="paragraph" style:parent-style-name="Text_20_body" style:list-style-name="L10">
      <style:text-properties style:text-underline-style="solid" style:text-underline-width="auto" style:text-underline-color="font-color" officeooo:rsid="002293ba" officeooo:paragraph-rsid="002293ba"/>
    </style:style>
    <style:style style:name="P42" style:family="paragraph" style:parent-style-name="Text_20_body" style:list-style-name="L6">
      <style:text-properties officeooo:rsid="00208149" officeooo:paragraph-rsid="00208149"/>
    </style:style>
    <style:style style:name="P43" style:family="paragraph" style:parent-style-name="Text_20_body">
      <style:text-properties officeooo:rsid="00208149" officeooo:paragraph-rsid="00208149"/>
    </style:style>
    <style:style style:name="P44" style:family="paragraph" style:parent-style-name="Text_20_body">
      <style:text-properties fo:font-weight="normal" officeooo:rsid="0021c908" officeooo:paragraph-rsid="0021c908" style:font-weight-asian="normal" style:font-weight-complex="normal"/>
    </style:style>
    <style:style style:name="P45" style:family="paragraph" style:parent-style-name="Text_20_body">
      <style:text-properties fo:font-weight="normal" officeooo:rsid="002293ba" officeooo:paragraph-rsid="002293ba" style:font-weight-asian="normal" style:font-weight-complex="normal"/>
    </style:style>
    <style:style style:name="P46" style:family="paragraph" style:parent-style-name="Text_20_body">
      <style:text-properties fo:font-weight="normal" officeooo:rsid="00236278" officeooo:paragraph-rsid="00236278" style:font-weight-asian="normal" style:font-weight-complex="normal"/>
    </style:style>
    <style:style style:name="P47" style:family="paragraph" style:parent-style-name="Text_20_body" style:list-style-name="L7">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48" style:family="paragraph" style:parent-style-name="Text_20_body" style:list-style-name="L8">
      <style:text-properties fo:language="zxx" fo:country="none" style:text-underline-style="none" officeooo:rsid="000c0db3" officeooo:paragraph-rsid="0021c908" style:language-asian="zxx" style:country-asian="none" style:language-complex="zxx" style:country-complex="none"/>
    </style:style>
    <style:style style:name="P49" style:family="paragraph" style:parent-style-name="Text_20_body">
      <style:text-properties fo:language="zxx" fo:country="none" fo:font-weight="normal" officeooo:paragraph-rsid="0021c908" style:language-asian="zxx" style:country-asian="none" style:font-weight-asian="normal" style:language-complex="zxx" style:country-complex="none" style:font-weight-complex="normal"/>
    </style:style>
    <style:style style:name="P50" style:family="paragraph" style:parent-style-name="Text_20_body">
      <style:text-properties officeooo:rsid="002293ba" officeooo:paragraph-rsid="002293ba"/>
    </style:style>
    <style:style style:name="P51" style:family="paragraph" style:parent-style-name="Text_20_body" style:list-style-name="L10">
      <style:text-properties officeooo:rsid="002293ba" officeooo:paragraph-rsid="002293ba"/>
    </style:style>
    <style:style style:name="P52"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53" style:family="paragraph">
      <loext:graphic-properties draw:fill="none" draw:fill-color="#ffffff"/>
      <style:paragraph-properties style:writing-mode="lr-tb"/>
    </style:style>
    <style:style style:name="P54" style:family="paragraph">
      <style:paragraph-properties fo:text-align="center"/>
    </style:style>
    <style:style style:name="P55"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9fa23" style:font-weight-asian="normal" style:font-weight-complex="normal"/>
    </style:style>
    <style:style style:name="T7" style:family="text">
      <style:text-properties style:text-underline-style="none" fo:font-weight="normal" officeooo:rsid="001d353f" style:font-weight-asian="normal" style:font-weight-complex="normal"/>
    </style:style>
    <style:style style:name="T8" style:family="text">
      <style:text-properties style:text-underline-style="none" fo:font-weight="normal" officeooo:rsid="001f08c7" style:font-weight-asian="normal" style:font-weight-complex="normal"/>
    </style:style>
    <style:style style:name="T9" style:family="text">
      <style:text-properties officeooo:rsid="00187eef"/>
    </style:style>
    <style:style style:name="T10" style:family="text">
      <style:text-properties officeooo:rsid="00204e02"/>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0d3332"/>
    </style:style>
    <style:style style:name="T15" style:family="text">
      <style:text-properties officeooo:rsid="000628eb"/>
    </style:style>
    <style:style style:name="T16" style:family="text">
      <style:text-properties officeooo:rsid="000a6620"/>
    </style:style>
    <style:style style:name="T17" style:family="text">
      <style:text-properties officeooo:rsid="000c0db3"/>
    </style:style>
    <style:style style:name="T18" style:family="text">
      <style:text-properties officeooo:rsid="000dc70a"/>
    </style:style>
    <style:style style:name="T19" style:family="text">
      <style:text-properties officeooo:rsid="0021c908"/>
    </style:style>
    <style:style style:name="T20" style:family="text">
      <style:text-properties officeooo:rsid="002362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3"/>
      <text:h text:style-name="P23" text:outline-level="3"><text:span text:style-name="T9">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text:style-name="L1">
        <text:list-item>
          <text:p text:style-name="P30"><text:span text:style-name="T1">Fiabilidade</text:span><text:span text:style-name="T5">: Compartir recursos e permite telos replicados, </text:span><text:span text:style-name="T6">aumenta a tolerancia a erros e perdas no sistema, ao ter máis dunha fonte para os recursos.</text:span></text:p>
          <text:p text:style-name="P34"><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30"><text:span text:style-name="T1">Aforro económico</text:span><text:span text:style-name="T5">: </text:span></text:p>
          <text:p text:style-name="P35"><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31"><text:soft-page-break/><text:span text:style-name="T1">Comunicación</text:span><text:span text:style-name="T5">: As redes é un dos máis poderosos medios de comunicación.</text:span></text:p>
        </text:list-item>
        <text:list-item>
          <text:p text:style-name="P31"><text:span text:style-name="T1">Escalabilidade</text:span><text:span text:style-name="T5">: Facilitan o crecemento e a adaptación da organización, ás necesidades crecentes de capacidade e rendemento provocadas polo mercado</text:span></text:p>
        </text:list-item>
        <text:list-item>
          <text:p text:style-name="P31"><text:span text:style-name="T1">Dispoñibilidade</text:span><text:span text:style-name="T5">: Hai dispoñibilidade para calquera usuario sen importar a súa localización.</text:span></text:p>
        </text:list-item>
        <text:list-item>
          <text:p text:style-name="P31"><text:span text:style-name="T1">Repartición da carga do traballo</text:span><text:span text:style-name="T5">: Aliviase a carga do traballo nos equipos que actúan como clientes á vez que se reduce o tráfico na rede.</text:span></text:p>
          <text:p text:style-name="P36"><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31"><text:span text:style-name="T1">Acceso a Internet</text:span><text:span text:style-name="T5">: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Heading_20_4" text:outline-level="4"/>
      <text:h text:style-name="P24" text:outline-level="4"/>
      <text:h text:style-name="P38" text:outline-level="4"/>
      <text:h text:style-name="P38" text:outline-level="4"/>
      <text:h text:style-name="Heading_20_4" text:outline-level="4" text:is-list-header="true"/>
      <text:h text:style-name="Heading_20_3" text:outline-level="3">2. Aplicación dunha rede de computadores</text:h>
      <text:p text:style-name="Text_20_body"/>
      <text:p text:style-name="P5">Usos máis habituais:</text:p>
      <text:list text:style-name="L2">
        <text:list-item>
          <text:p text:style-name="P32"><text:span text:style-name="T1">Acceso a recursos físicos</text:span><text:span text:style-name="T5">: impresoras, módems...</text:span></text:p>
        </text:list-item>
        <text:list-item>
          <text:p text:style-name="P32"><text:span text:style-name="T1">Acceso a ficheiros</text:span><text:span text:style-name="T5">: Compartir un almacenamento común para os ficheiros de usuarios. A centralización dos recursos facilita a súa xestión e seguridade (posiilidade de copias periódicas).</text:span></text:p>
        </text:list-item>
        <text:list-item>
          <text:p text:style-name="P32"><text:span text:style-name="T1">Acceso a base de datos</text:span><text:span text:style-name="T5">: Ter unha base de datos centralizada e compartida polos usuarios, facilita o acceso a datos, unha maior dispoñibilidade deles e un equilibrado das cargas para o seu tratamento.</text:span></text:p>
        </text:list-item>
        <text:list-item>
          <text:p text:style-name="P32"><text:span text:style-name="T1">Acceso a programas</text:span><text:span text:style-name="T5">: Existen programas que precisan grandes requisitos, polo que, en moitas ocasións resulta máis factible que se executen nos servidores e que os clientes se beneficien mediante un acceso remoto</text:span></text:p>
        </text:list-item>
        <text:list-item>
          <text:p text:style-name="P33"><text:soft-page-break/><text:span text:style-name="T1">Comunicación co exterior</text:span><text:span text:style-name="T5">: As redes son o mecanismo máis efectivo e económico de consequir que os usuarios poidan comunicarse con elementos externos, a través de Internet ou mediante o correo electrónico.</text:span></text:p>
        </text:list-item>
      </text:list>
      <text:p text:style-name="P7"/>
      <text:p text:style-name="P7"/>
      <text:h text:style-name="Heading_20_3" text:outline-level="3">3. Tipos de redes</text:h>
      <text:p text:style-name="P8"><text:tab/>Clasificadas na súa amplitude xeográfica temos tres tipos:</text:p>
      <text:p text:style-name="P8"/>
      <text:h text:style-name="P25" text:outline-level="4"><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text:style-name="L3">
        <text:list-item>
          <text:p text:style-name="P37">Altas velocidades de transmisión</text:p>
        </text:list-item>
        <text:list-item>
          <text:p text:style-name="P37">Poucos usuarios</text:p>
        </text:list-item>
        <text:list-item>
          <text:p text:style-name="P37">Gran fiabilidade e baixa taxa de erros</text:p>
        </text:list-item>
        <text:list-item>
          <text:p text:style-name="P37">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Heading_20_4" text:outline-level="4"><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p>
      <text:p text:style-name="P9"><text:tab/></text:p>
      <text:p text:style-name="P9"/>
      <text:p text:style-name="P9"/>
      <text:h text:style-name="Heading_20_4" text:outline-level="4"><text:soft-page-break/><text:tab/>3.3 Redes de área extensa (WAN)</text:h>
      <text:p text:style-name="P2"><text:span text:style-name="T7"><text:tab/>Redes capaces de abarcar grandes rexións </text:span><text:span text:style-name="T8">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Heading_20_3" text:outline-level="3">4. Topoloxías ddunha rede de computadores</text:h>
      <text:p text:style-name="P11"><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39">Custo<text:span text:style-name="T4">: A rede debe adaptarse ás necesidades da organización, unha infrautilización dunha rede pode ser tan perxudicial economicamente como non tela.</text:span></text:p>
        </text:list-item>
        <text:list-item>
          <text:p text:style-name="P39">Adaptibilidade<text:span text:style-name="T4">: Debe prever as futuras necesidades da rede. As tendencias tecnolóxicas avanzan a tal velocidade que pode provocar que unha rede mal deseñada, quede obsoleta ou sen capacidade de ampliación. </text:span></text:p>
        </text:list-item>
        <text:list-item>
          <text:p text:style-name="P39">Mantenemento<text:span text:style-name="T4">: O deseño debe facilitar a supervisión, administración, detección e reparación de erros, así como calquera tarefa relacionada coa xestión e actualización da rede.</text:span></text:p>
        </text:list-item>
        <text:list-item>
          <text:p text:style-name="P39">Distribución xeográfica:<text:span text:style-name="T4"> Ter en conta a localización física dos elementos a interconectar.</text:span></text:p>
        </text:list-item>
      </text:list>
      <text:p text:style-name="P12"/>
      <text:h text:style-name="Heading_20_4" text:outline-level="4"><text:tab/><text:span text:style-name="T10">4.1 Control de acceso ao medio</text:span></text:h>
      <text:p text:style-name="P11"><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40"><text:soft-page-break/>Centralizado<text:span text:style-name="T4">: Deséñase un controlador que conceda o acceso á rede, cando unha estación desexa transmitir, ten que esperar a que o controlador lle de permiso.</text:span></text:p>
        </text:list-item>
        <text:list-item>
          <text:p text:style-name="P40">Descentralizado<text:span text:style-name="T4">: As tarefas repártense entre as estacións que comparten o medio</text:span></text:p>
        </text:list-item>
      </text:list>
      <text:p text:style-name="P13"><text:tab/>A centralizada permitee que a lóxica de cada nodo sexa máis simple, pero xera un punto vulnerable a erros.</text:p>
      <text:p text:style-name="P13"><text:tab/>Para determinar como o control de acceso lévase a cabo precísase da topoloxía da rede. Estas poden ser de: <text:span text:style-name="T11">topoloxía punto a punto total</text:span>, <text:span text:style-name="T11">topoloxía de bus</text:span>, <text:span text:style-name="T11">topoloxía en estrela</text:span>, <text:span text:style-name="T11">topoloxía en anel</text:span>, <text:span text:style-name="T11">topoloxía en árbore</text:span>. A parte están as <text:span text:style-name="T13">topoloxías lóxicas/mixtas</text:span><text:span text:style-name="T1"> que poden ser de dous tipos: </text:span><text:span text:style-name="T12">topoloxía anel-estrela</text:span><text:span text:style-name="T1"> e </text:span><text:span text:style-name="T12">topoloxía bus-estrela</text:span><text:span text:style-name="T1">.</text:span></text:p>
      <text:h text:style-name="Heading_20_4" text:outline-level="4"/>
      <text:h text:style-name="P26" text:outline-level="4"><text:tab/>4.2 Topoloxía punto a punto total</text:h>
      <text:p text:style-name="P14"><text:tab/>Existe un ligazón independente que une cada nodo con todos os demais. As súas vantaxes son:</text:p>
      <text:list text:style-name="L6">
        <text:list-item>
          <text:p text:style-name="P42">Non necesitan algoritmos de encamiñamento nin de obtención de rutas óptimas</text:p>
        </text:list-item>
        <text:list-item>
          <text:p text:style-name="P42">Simplicidade conceptual e de mantemento</text:p>
        </text:list-item>
      </text:list>
      <text:p text:style-name="P14"><text:tab/>O inconveniente é que o número de conexions necesarias para establecer é de N*(N-1)/2. O custo aumenta de forma brusca cando o número de nodos é alto. Exemplo:</text:p>
      <text:p text:style-name="P14"><draw:frame draw:style-name="fr2" draw:name="Imagen9" text:anchor-type="char" svg:width="3.385cm" svg:height="3.18cm" draw:z-index="8"><draw:image xlink:href="Pictures/10000000000000950000008CCE6FA9D66196ED7A.png" xlink:type="simple" xlink:show="embed" xlink:actuate="onLoad" draw:mime-type="image/png"/></draw:frame></text:p>
      <text:p text:style-name="P14"/>
      <text:p text:style-name="P14"/>
      <text:p text:style-name="P14"/>
      <text:h text:style-name="P26" text:outline-level="4"><text:tab/>4.3 Topoloxía de bus</text:h>
      <text:p text:style-name="P14"><text:tab/>Formada por un cable que ten unha resistencia conectada a terra en cada extremo que permite pechar o bus, <text:span text:style-name="T13">terminador</text:span><text:span text:style-name="T1">. Os elementos da rede se conectan ao extremos que logran que as sinais non reboten e volvan ao bus. </text:span><text:span text:style-name="T3">Utilizada en Ethernet y LocalTalk. </text:span></text:p>
      <text:p text:style-name="P50"><text:span text:style-name="T1"><text:tab/></text:span><text:span text:style-name="T12">Vantaxes</text:span><text:span text:style-name="T5">:</text:span></text:p>
      <text:list xml:id="list1677441437" text:style-name="L10">
        <text:list-item>
          <text:p text:style-name="P51"><text:span text:style-name="T5">Facilidade para a conexión de novos nodos</text:span></text:p>
        </text:list-item>
        <text:list-item>
          <text:p text:style-name="P51"><text:span text:style-name="T5">Cableado reducido e sinxelo</text:span></text:p>
        </text:list-item>
        <text:list-item>
          <text:p text:style-name="P51"><text:span text:style-name="T5">Salvo no cable central, un erro non deixaria inoperativa toda a rede</text:span></text:p>
          <text:p text:style-name="P41"><text:span text:style-name="T1">Inconvenintes</text:span><text:span text:style-name="T5">:</text:span></text:p>
        </text:list-item>
        <text:list-item>
          <text:p text:style-name="P41"><text:span text:style-name="T5">Erro no cable principal provoca que a rede sexa inoperante</text:span></text:p>
        </text:list-item>
        <text:list-item>
          <text:p text:style-name="P41"><text:span text:style-name="T5">Detección de problemas complexa</text:span></text:p>
        </text:list-item>
        <text:list-item>
          <text:p text:style-name="P41"><text:span text:style-name="T5">Seguridade de información baixa xa que un bus é facilmente ponteable.</text:span></text:p>
        </text:list-item>
      </text:list>
      <text:p text:style-name="P44"><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soft-page-break/></text:p>
      <text:p text:style-name="P44"/>
      <text:p text:style-name="P44"/>
      <text:p text:style-name="P44"/>
      <text:p text:style-name="P45"><text:tab/>Precisase un método para indicar a quen vai dirixida a información e un mecanismo para evitar que dous equipos transmitan información (ao bus) simultaneamente posto que se solaparia a información. Control--transmitir periodos longos.</text:p>
      <text:p text:style-name="P45">Exemplo transmisión:</text:p>
      <text:p text:style-name="P45"><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44"/>
      <text:p text:style-name="P44"/>
      <text:p text:style-name="P44"/>
      <text:p text:style-name="P44"/>
      <text:p text:style-name="P44"/>
      <text:p text:style-name="P45"><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44"/>
      <text:p text:style-name="P44"/>
      <text:p text:style-name="P44"/>
      <text:p text:style-name="P45"><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44"/>
      <text:p text:style-name="P44"/>
      <text:p text:style-name="P44"/>
      <text:h text:style-name="P29" text:outline-level="4"><text:span text:style-name="T20"><text:tab/>4.4 Topoloxía en estrela</text:span></text:h>
      <text:p text:style-name="P46"><text:tab/>Os nodos da rede conéctanse cun concentrador (hub) ou conmutador (switch) formando unha estrela fisica. </text:p>
      <text:p text:style-name="P44"/>
      <text:p text:style-name="P15">Topoloxia arbore: no</text:p>
      <text:p text:style-name="P21"/>
      <text:p text:style-name="P21"/>
      <text:p text:style-name="P21"><text:soft-page-break/></text:p>
      <text:p text:style-name="P21"/>
      <text:p text:style-name="P21"/>
      <text:h text:style-name="P27" text:outline-level="4"><text:span text:style-name="T19"><text:tab/></text:span><text:span text:style-name="T14">6.2 </text:span>Par trenzado</text:h>
      <text:p text:style-name="P17"><draw:path text:anchor-type="paragraph" draw:z-index="9" draw:name="Curva de Bézier 1" draw:style-name="gr9" draw:text-style-name="P55" svg:width="9.425cm" svg:height="7.092cm" draw:transform="rotate (0.724660705428046) translate (2.58937459533517cm 5.299784697409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54" svg:width="10.294cm" svg:height="5.513cm" draw:transform="skewX (6.56231935520976E-017) rotate (-0.591666616426078) translate (5.71552769373606cm 0.479545197963517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53" svg:width="2.192cm" svg:height="1.486cm" svg:x="0.875cm" svg:y="4.641cm"><draw:text-box><text:p>2,5V<text:tab/>+V</text:p><text:p>-2,5V<text:tab/>-V</text:p></draw:text-box></draw:frame><draw:path text:anchor-type="paragraph" draw:z-index="12" draw:name="Curva de Bézier 3" draw:style-name="gr2" draw:text-style-name="P54" svg:width="1.741cm" svg:height="1.291cm" draw:transform="rotate (2.90213348021617) translate (7.19074337335597cm 8.29425522495621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54" svg:width="0.207cm" svg:height="0cm" draw:transform="rotate (1.5707963267949) translate (5.88256944444444cm 6.68690277777778cm)" svg:viewBox="0 0 208 0" draw:points="0,0 208,0 208,0"><text:p/></draw:polyline><draw:polyline text:anchor-type="paragraph" draw:z-index="14" draw:name="Línea poligonal con 3 vértices 2" draw:style-name="gr2" draw:text-style-name="P54" svg:width="0.358cm" svg:height="0.032cm" draw:transform="rotate (1.42523586717857) translate (5.84992322458661cm 6.18999193056978cm)" svg:viewBox="0 0 359 33" draw:points="0,33 190,25 359,0"><text:p/></draw:polyline><draw:polyline text:anchor-type="paragraph" draw:z-index="15" draw:name="Línea poligonal con 4 vértices 1" draw:style-name="gr2" draw:text-style-name="P54" svg:width="0.432cm" svg:height="0.029cm" draw:transform="rotate (1.68494085987533) translate (5.88256944444443cm 5.72205555555556cm)" svg:viewBox="0 0 433 30" draw:points="0,0 209,4 416,28 433,30"><text:p/></draw:polyline><draw:polyline text:anchor-type="paragraph" draw:z-index="16" draw:name="Línea poligonal con 3 vértices 3" draw:style-name="gr2" draw:text-style-name="P54" svg:width="0.327cm" svg:height="0.04cm" draw:transform="rotate (1.03585291105863) translate (5.82801908342475cm 5.13501957838497cm)" svg:viewBox="0 0 328 41" draw:points="0,41 328,0 328,0"><text:p/></draw:polyline><draw:polyline text:anchor-type="paragraph" draw:z-index="17" draw:name="Línea poligonal con 3 vértices 4" draw:style-name="gr2" draw:text-style-name="P54" svg:width="0.305cm" svg:height="0.011cm" draw:transform="rotate (0.36634460999361) translate (6.17979938193021cm 4.69107227288196cm)" svg:viewBox="0 0 306 12" draw:points="0,12 288,0 306,7"><text:p/></draw:polyline><draw:polyline text:anchor-type="paragraph" draw:z-index="18" draw:name="Línea poligonal con 3 vértices 5" draw:style-name="gr2" draw:text-style-name="P54" svg:width="0.341cm" svg:height="0.064cm" draw:transform="rotate (-0.2153736296961) translate (6.82890066221758cm 4.60322426616107cm)" svg:viewBox="0 0 342 65" draw:points="0,4 192,0 342,65"><text:p/></draw:polyline><draw:path text:anchor-type="paragraph" draw:z-index="19" draw:name="Curva de Bézier 4" draw:style-name="gr2" draw:text-style-name="P54" svg:width="0.124cm" svg:height="0.906cm" svg:x="7.338cm" svg:y="4.928cm" svg:viewBox="0 0 125 907" svg:d="M93 0c119 236-139 423-56 661l-37 228v18"><text:p/></draw:path><draw:polyline text:anchor-type="paragraph" draw:z-index="20" draw:name="Línea poligonal con 4 vértices 2" draw:style-name="gr2" draw:text-style-name="P54" svg:width="0.54cm" svg:height="0.037cm" draw:transform="rotate (-1.74096592886434) translate (7.48596221825986cm 6.46209198911211cm)" svg:viewBox="0 0 541 38" draw:points="0,16 208,0 420,1 541,38"><text:p/></draw:polyline><draw:polyline text:anchor-type="paragraph" draw:z-index="21" draw:name="Línea poligonal con 4 vértices 3" draw:style-name="gr2" draw:text-style-name="P54" svg:width="0.437cm" svg:height="0.011cm" draw:transform="rotate (-1.69942709266688) translate (7.40581079521886cm 6.0833878120399cm)" svg:viewBox="0 0 438 12" draw:points="0,12 190,7 379,0 438,12"><text:p/></draw:polyline><draw:frame text:anchor-type="paragraph" draw:z-index="22" draw:name="Marco de texto 2" draw:style-name="gr6" draw:text-style-name="P53" svg:width="2.987cm" svg:height="2.849cm" svg:x="14.444cm" svg:y="4.059cm"><draw:text-box><text:p>+V<text:tab/>3V</text:p><text:p/><text:p><text:tab/><text:tab/>+V -V =0</text:p><text:p/><text:p>-V<text:tab/>3V</text:p></draw:text-box></draw:frame><draw:frame text:anchor-type="paragraph" draw:z-index="23" draw:name="Marco de texto 3" draw:style-name="gr5" draw:text-style-name="P53"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53" svg:width="4.818cm" svg:height="0.976cm" svg:x="3.672cm" svg:y="8.393cm"><draw:text-box><text:p>Hai valor de erro de +-1,5</text:p></draw:text-box></draw:frame><draw:path text:anchor-type="paragraph" draw:z-index="26" draw:name="Curva de Bézier 5" draw:style-name="gr2" draw:text-style-name="P54" svg:width="3.042cm" svg:height="3.306cm" draw:transform="rotate (-1.5707963267949) translate (3.33022222222222cm 6.55461111111111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54" svg:width="0.183cm" svg:height="0.006cm" draw:transform="rotate (-2.93285127505127) translate (0.00881944444443803cm 6.94266666666667cm)" svg:viewBox="0 0 184 7" draw:points="0,0 184,7 184,7"><text:p/></draw:polyline><draw:polyline text:anchor-type="paragraph" draw:z-index="28" draw:name="Línea poligonal con 3 vértices 7" draw:style-name="gr2" draw:text-style-name="P54" svg:width="0.245cm" svg:height="0.046cm" draw:transform="rotate (-2.91906317396052) translate (0.0264764969780196cm 7.80955609454027cm)" svg:viewBox="0 0 246 47" draw:points="0,8 188,0 246,47"><text:p/></draw:polyline><draw:polyline text:anchor-type="paragraph" draw:z-index="29" draw:name="Línea poligonal con 4 vértices 4" draw:style-name="gr2" draw:text-style-name="P54" svg:width="0.462cm" svg:height="0.049cm" draw:transform="rotate (2.94000712498445) translate (0.0317311895036683cm 8.50638708314846cm)" svg:viewBox="0 0 463 50" draw:points="0,44 219,50 417,25 463,0"><text:p/></draw:polyline><draw:polyline text:anchor-type="paragraph" draw:z-index="30" draw:name="Línea poligonal con 3 vértices 8" draw:style-name="gr2" draw:text-style-name="P54" svg:width="0.378cm" svg:height="0cm" svg:x="0.074cm" svg:y="9.075cm" svg:viewBox="0 0 379 0" draw:points="0,0 231,0 379,0"><text:p/></draw:polyline><draw:polyline text:anchor-type="paragraph" draw:z-index="31" draw:name="Línea poligonal con 4 vértices 5" draw:style-name="gr2" draw:text-style-name="P54" svg:width="0.496cm" svg:height="0.066cm" draw:transform="rotate (-3.14159265358979) translate (0.1905cm 9.59731944444445cm)" svg:viewBox="0 0 497 67" draw:points="0,0 182,0 347,0 497,67"><text:p/></draw:polyline><draw:polyline text:anchor-type="paragraph" draw:z-index="32" draw:name="Línea poligonal con 4 vértices 6" draw:style-name="gr2" draw:text-style-name="P54" svg:width="0.438cm" svg:height="0.083cm" draw:transform="rotate (0.11711159280882) translate (-0.273402777777775cm 9.98537499999992cm)" svg:viewBox="0 0 439 84" draw:points="0,0 182,4 361,58 439,84"><text:p/></draw:polyline><draw:path text:anchor-type="paragraph" draw:z-index="33" draw:name="Curva de Bézier 6" draw:style-name="gr2" draw:text-style-name="P54"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54" svg:width="2.842cm" svg:height="0.322cm" draw:transform="rotate (-0.106814150222054) translate (0.388929716550656cm 9.71404636723466cm)" svg:viewBox="0 0 2843 323" svg:d="M0 323c191-21 394 5 575-62 217-80 432-91 652-122 212-29 427-45 642-68 192-21 383-41 576-62l231-7 167-2"><text:p/></draw:path><draw:path text:anchor-type="paragraph" draw:z-index="35" draw:name="Curva de Bézier 8" draw:style-name="gr2" draw:text-style-name="P54" svg:width="3.556cm" svg:height="0.343cm" draw:transform="rotate (0.11711159280882) translate (0.0218255496995326cm 6.93327434742629cm)" svg:viewBox="0 0 3557 344" svg:d="M0 9c278-36 551 44 826 64 200 14 406 50 607 71 186 20 374 22 561 50 216 33 420-9 632 7 169 13 338 38 509 60l179 37 163 37 80 9"><text:p/></draw:path><draw:path text:anchor-type="paragraph" draw:z-index="36" draw:name="Curva de Bézier 9" draw:style-name="gr2" draw:text-style-name="P54" svg:width="3.091cm" svg:height="0.117cm" svg:x="0.238cm" svg:y="8.296cm" svg:viewBox="0 0 3092 118" svg:d="M0 118c347 0 695 0 1042 0 202 0 394-58 595-83 212-26 420-17 630-32 220-15 439 30 661 16l164-16"><text:p/></draw:path><draw:path text:anchor-type="paragraph" draw:z-index="37" draw:name="Curva de Bézier 10" draw:style-name="gr2" draw:text-style-name="P54" svg:width="4.49cm" svg:height="1.363cm" draw:transform="rotate (-3.14159265358979) translate (4.49928987387631cm 8.3921134735083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54" svg:width="2.969cm" svg:height="2.274cm" draw:transform="rotate (-2.5535912285929) translate (3.69927242264837cm 9.7058278760491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53" svg:width="0.862cm" svg:height="4.412cm" svg:x="-1.215cm" svg:y="6.334cm"><draw:text-box><text:p>6,5</text:p><text:p/><text:p>5</text:p><text:p/><text:p>3,5</text:p><text:p>1,5</text:p><text:p>0</text:p><text:p>-1,5</text:p></draw:text-box></draw:frame><text:tab/><text:span text:style-name="T15">O par trenzado consiste en dous cables de cobre aislados, enlazados de forma helicoidal. Utilízase para reducir a interferencia respecto aos pares cercanos e outras interferencias procedentes do exterior. </text:span></text:p>
      <text:p text:style-name="P17"><draw:frame text:anchor-type="paragraph" draw:z-index="25" draw:name="Marco de texto 5" draw:style-name="gr3" draw:text-style-name="P53" svg:width="9.619cm" svg:height="1.95cm" svg:x="4.33cm" svg:y="1.589cm"><draw:text-box><text:p>En uno suma 0,5 y resta 1</text:p><text:p>En otro suma 1 y resta 0,5</text:p><text:p><text:tab/><text:tab/><text:tab/><text:tab/><text:tab/>(mal dibujado el “iman”)</text:p></draw:text-box></draw:frame><text:tab/><text:span text:style-name="T16">Normalmente un dos cables está marcado cunha línea lonxitudinal que indica que se utiliza como masa. Debido a que o par trenzado utilízase tamén para a transmisión dixital, e es necesario seguir o orden cando se trenza ao conector.</text:span></text:p>
      <text:p text:style-name="P17"/>
      <text:p text:style-name="P17"/>
      <text:p text:style-name="P17"/>
      <text:p text:style-name="P17"/>
      <text:p text:style-name="P17"/>
      <text:p text:style-name="P17"/>
      <text:p text:style-name="P17"/>
      <text:p text:style-name="P17"/>
      <text:p text:style-name="P17"><text:tab/><text:span text:style-name="T17">Dependendo dos números de pares que teña o cable, o nº de voltas por metro que oisee su trenzado e os materiales utilizados, clasifícanse en: categoria 1 (cable paralelo), cat. 2, cat. 3, cat. 4, cat. 5, cat. 5e, cat. 6 e cat. 7.</text:span></text:p>
      <text:p text:style-name="P16">Dependendo da forma na que se agrupan os pares, temos:</text:p>
      <text:list text:style-name="L7">
        <text:list-item>
          <text:p text:style-name="P47">Pares trenzados non apantallados (UTP)<text:span text:style-name="T4">: Máis simples e flexibles, pero moi sensibles a interferencias. O UTP de categoria 5 está recubierto dunha malla de teflón</text:span></text:p>
        </text:list-item>
        <text:list-item>
          <text:p text:style-name="P47">Pares trenzados apantallados individualmente (STP)<text:span text:style-name="T4">: iguais que os anteriores, pero rodeados por unha malla conductora, que se conecta as diferentes tomas de terra dos equipos. Gran inmunidad do ruido.</text:span></text:p>
        </text:list-item>
        <text:list-item>
          <text:p text:style-name="P47">Pares trenzados apantallados individualmente con malla global (S/STP)<text:span text:style-name="T4">: iguais cos anteriores, pero añadindo unha pantalla global a todos os cables. Maior inmunidade ao ruido</text:span></text:p>
        </text:list-item>
        <text:list-item>
          <text:p text:style-name="P47">Pares trenzados totalmente apantallados (FTP)<text:span text:style-name="T4">:</text:span></text:p>
        </text:list-item>
      </text:list>
      <text:p text:style-name="P18"/>
      <text:p text:style-name="P19"><text:tab/>O par trenzado é facil de instalar. <text:span text:style-name="T17">En moitas ocasións os conectores xa vienen montado no cable (en cables reducidos que conectan dispositivos de interconexión de redes), aunque en otras es </text:span><text:soft-page-break/><text:span text:style-name="T17">necesario montarlos manualmente (cables que se instalan en las paredes o techos que conectan cos enchufes da pared).</text:span></text:p>
      <text:p text:style-name="P19"><text:tab/>É <text:span text:style-name="T17">importante realizar un bó montaxe dos conectores, xa que os puntos máis propensos ao ruido se introducen a través deles. Se non se seguen as recomendacións é probable que o conector pueda ser unha fuente receptora do ruido. Recomendacións:</text:span></text:p>
      <text:list text:style-name="L8">
        <text:list-item>
          <text:p text:style-name="P48">Manter o trenzado dos pares máis próximo ao punto do encaixe co conector</text:p>
        </text:list-item>
        <text:list-item>
          <text:p text:style-name="P48">Eliminar o fragmento de pantalla protectora do cable que sea necesario para realizar a conexión</text:p>
        </text:list-item>
        <text:list-item>
          <text:p text:style-name="P48">Non realizar empalmes dos cables</text:p>
        </text:list-item>
        <text:list-item>
          <text:p text:style-name="P48">Deixar lonxitude suficiente para o cable de forma que non se encuentre forzado e tire do conector</text:p>
        </text:list-item>
      </text:list>
      <text:p text:style-name="P20"/>
      <text:h text:style-name="P28" text:outline-level="4"><text:span text:style-name="T19"><text:tab/></text:span>6.3 Cable coaxial</text:h>
      <text:p text:style-name="P17"><text:tab/><text:span text:style-name="T14">O cable coaxial é o medio típico de transmisión. Ten mellor blindaxee que o par trenzado, polo que alcanzan maiores velocidades de transmisión e os tramos entre repetidores o estacións poden ser máis longos.</text:span></text:p>
      <text:p text:style-name="P17"><text:tab/><text:span text:style-name="T14">Consta dun alambre de cobre duro na parte central (circula a señal), rodeado por un material aislante. Rodeado este por un conductor cilindrico parecido a unha malla de cobre trenzado que fai de masa. </text:span><text:span text:style-name="T18">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7"/>
      <text:p text:style-name="P17"/>
      <text:p text:style-name="P17"/>
      <text:p text:style-name="P17"/>
      <text:p text:style-name="P17"/>
      <text:p text:style-name="P17"/>
      <text:p text:style-name="P49"><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2-12-08T13:50:16.368000000</dc:date>
    <meta:editing-duration>PT2H54M21S</meta:editing-duration>
    <meta:editing-cycles>9</meta:editing-cycles>
    <meta:generator>LibreOffice/7.4.2.3$Windows_X86_64 LibreOffice_project/382eef1f22670f7f4118c8c2dd222ec7ad009daf</meta:generator>
    <meta:document-statistic meta:table-count="0" meta:image-count="14" meta:object-count="0" meta:page-count="9" meta:paragraph-count="92" meta:word-count="1600" meta:character-count="9980" meta:non-whitespace-character-count="8465"/>
  </office:meta>
</office:document-meta>
</file>